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93f77"/>
    </style:style>
    <style:style style:name="P2" style:family="paragraph" style:parent-style-name="Standard">
      <style:text-properties style:text-position="0% 100%" style:font-name="Liberation Serif" fo:font-size="26pt" officeooo:rsid="00193f77" officeooo:paragraph-rsid="00193f77" style:font-size-asian="26pt" style:font-size-complex="26pt"/>
    </style:style>
    <style:style style:name="P3" style:family="paragraph" style:parent-style-name="Standard">
      <style:text-properties fo:color="#000000" style:font-name="IBMPlexMono, monospace," fo:background-color="#fffffe"/>
    </style:style>
    <style:style style:name="P4" style:family="paragraph" style:parent-style-name="Standard">
      <style:text-properties fo:color="#000000" style:font-name="IBMPlexMono, monospace," officeooo:paragraph-rsid="001d0619" fo:background-color="#fffffe"/>
    </style:style>
    <style:style style:name="P5" style:family="paragraph" style:parent-style-name="Text_20_body">
      <style:text-properties officeooo:paragraph-rsid="00193f77"/>
    </style:style>
    <style:style style:name="P6" style:family="paragraph" style:parent-style-name="Text_20_body">
      <style:paragraph-properties fo:text-align="justify" style:justify-single-word="false"/>
      <style:text-properties officeooo:paragraph-rsid="001a0b46"/>
    </style:style>
    <style:style style:name="P7" style:family="paragraph" style:parent-style-name="Text_20_body">
      <style:paragraph-properties fo:text-align="justify" style:justify-single-word="false"/>
      <style:text-properties officeooo:paragraph-rsid="001b11ce"/>
    </style:style>
    <style:style style:name="P8" style:family="paragraph" style:parent-style-name="Text_20_body">
      <style:paragraph-properties fo:text-align="justify" style:justify-single-word="false"/>
      <style:text-properties officeooo:paragraph-rsid="001d0619"/>
    </style:style>
    <style:style style:name="P9" style:family="paragraph" style:parent-style-name="Text_20_body">
      <style:paragraph-properties fo:text-align="justify" style:justify-single-word="false"/>
      <style:text-properties officeooo:rsid="001b11ce" officeooo:paragraph-rsid="001b11ce"/>
    </style:style>
    <style:style style:name="P10" style:family="paragraph" style:parent-style-name="Text_20_body">
      <style:paragraph-properties fo:text-align="justify" style:justify-single-word="false"/>
      <style:text-properties officeooo:rsid="001b11ce" officeooo:paragraph-rsid="001c42a5"/>
    </style:style>
    <style:style style:name="T1" style:family="text">
      <style:text-properties officeooo:rsid="00193f77"/>
    </style:style>
    <style:style style:name="T2" style:family="text">
      <style:text-properties style:text-underline-style="solid" style:text-underline-width="auto" style:text-underline-color="font-color" fo:font-weight="bold" officeooo:rsid="001a0b46" style:font-weight-asian="bold" style:font-weight-complex="bold"/>
    </style:style>
    <style:style style:name="T3" style:family="text">
      <style:text-properties officeooo:rsid="001a0b46"/>
    </style:style>
    <style:style style:name="T4" style:family="text">
      <style:text-properties officeooo:rsid="001b11ce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b11ce" style:font-size-asian="12pt" style:font-size-complex="12pt"/>
    </style:style>
    <style:style style:name="T7" style:family="text">
      <style:text-properties fo:font-size="12pt" officeooo:rsid="001c42a5" style:font-size-asian="12pt" style:font-size-complex="12pt"/>
    </style:style>
    <style:style style:name="T8" style:family="text">
      <style:text-properties fo:font-size="12pt" officeooo:rsid="00193f77" style:font-size-asian="12pt" style:font-size-complex="12pt"/>
    </style:style>
    <style:style style:name="T9" style:family="text">
      <style:text-properties fo:font-size="12pt" officeooo:rsid="001d0619" style:font-size-asian="12pt" style:font-size-complex="12pt"/>
    </style:style>
    <style:style style:name="T10" style:family="text">
      <style:text-properties fo:color="#a31515"/>
    </style:style>
    <style:style style:name="T11" style:family="text">
      <style:text-properties fo:color="#000000" style:font-name="IBMPlexMono, monospace," fo:font-size="12pt" officeooo:rsid="001d0619" fo:background-color="#fffffe" loext:char-shading-value="0" style:font-size-asian="12pt" style:font-size-complex="12pt"/>
    </style:style>
    <style:style style:name="T12" style:family="text">
      <style:text-properties fo:color="#000000" style:font-name="IBMPlexMono, monospace," fo:background-color="#fffffe" loext:char-shading-value="0"/>
    </style:style>
    <style:style style:name="T13" style:family="text">
      <style:text-properties fo:color="#0451a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figuración de Autentia para desarrollo </text:p>
      <text:p text:style-name="P2"/>
      <text:h text:style-name="P1" text:outline-level="1"><text:span text:style-name="T1">1.<text:tab/>Desarrollo</text:span><text:tab/></text:h>
      <text:p text:style-name="P5"><text:tab/><text:span text:style-name="T2">Requerimientos</text:span></text:p>
      <text:p text:style-name="P6"><text:tab/><text:span text:style-name="T3">Debemos tener las siguientes aplicaciones: openvpn, postman, git, editor de código, docker, docker-composer, nodejs, yarn.</text:span></text:p>
      <text:p text:style-name="P6"><text:span text:style-name="T1"><text:tab/></text:span><text:span text:style-name="T3">Luego de tener todas las aplicaciones mencionadas anteriormente, clonaremos los siguientes repositorios, el primero es </text:span><text:a xlink:type="simple" xlink:href="https://gitlab.endpoints.autentiax-ctl.cloud.goog/autentia-admin/autentia-admin" text:style-name="Internet_20_link" text:visited-style-name="Visited_20_Internet_20_Link"><text:span text:style-name="T1">autentia-admin </text:span></text:a><text:span text:style-name="T1">para el front-end con react </text:span><text:span text:style-name="T3">y </text:span><text:span text:style-name="T1">el segundo es </text:span><text:a xlink:type="simple" xlink:href="https://gitlab.endpoints.autentiax-ctl.cloud.goog/legacy-api/legacy-api" text:style-name="Internet_20_link" text:visited-style-name="Visited_20_Internet_20_Link"><text:span text:style-name="T1">legacy-api</text:span></text:a><text:span text:style-name="T1"> para back-end.</text:span></text:p>
      <text:p text:style-name="P6"><text:span text:style-name="T1"><text:tab/> </text:span><text:span text:style-name="T2">Instalación</text:span></text:p>
      <text:p text:style-name="P6"><text:tab/><text:span text:style-name="T4">1. </text:span><text:span text:style-name="T3">Primero debemos ir a la carpeta donde clonamos <text:s/></text:span><text:a xlink:type="simple" xlink:href="https://gitlab.endpoints.autentiax-ctl.cloud.goog/autentia-admin/autentia-admin" text:style-name="Internet_20_link" text:visited-style-name="Visited_20_Internet_20_Link"><text:span text:style-name="T1">autentia-admin</text:span></text:a><text:span text:style-name="T1">, </text:span><text:span text:style-name="T3">abrir el terminal y correr los siguientes comandos. </text:span></text:p>
      <text:p text:style-name="P9"><text:tab/>- npm install (instalamos dependencias)</text:p>
      <text:p text:style-name="P9"><text:tab/>- yarn run dev (corremos en ambiente de desarrollo)</text:p>
      <text:p text:style-name="P7"><text:span text:style-name="T4"><text:tab/>2. Ahora dirijámonos a la carpeta donde tengamos las credenciales de acceso para nuestra VPN, abriremos la terminal y escribiremos los siguientes comando.</text:span></text:p>
      <text:p text:style-name="P7"><text:tab/>- sudo openvpn --config -/client.ovpn</text:p>
      <text:p text:style-name="P7"><text:tab/>- <text:span text:style-name="T4">sudo nano /etc/hosts</text:span></text:p>
      <text:p text:style-name="P7"><text:span text:style-name="T4">(Nos abrira un texto y en la parte de los host pondremos </text:span><text:span text:style-name="T6">“172.16.18.12 <text:s text:c="3"/>“qa.autentia.cl”, luego guardaremos con ctrl+o y luego saldremos con ctrl+x)</text:span></text:p>
      <text:p text:style-name="P9"><text:span text:style-name="T5"><text:tab/>- ping qa.autentia.cl (Si hace ping, es porque esta funcionando correctamente)</text:span></text:p>
      <text:p text:style-name="P9"><text:span text:style-name="T5"><text:tab/>3. Para poder crear nuestras API y se conecten con React, debemos correr Docker, </text:span><text:span text:style-name="T7">en este punto debemos ir donde clonamos el repositorio </text:span><text:a xlink:type="simple" xlink:href="https://gitlab.endpoints.autentiax-ctl.cloud.goog/legacy-api/legacy-api" text:style-name="Internet_20_link" text:visited-style-name="Visited_20_Internet_20_Link"><text:span text:style-name="T8">legacy-api</text:span></text:a><text:span text:style-name="T8">, </text:span><text:span text:style-name="T7">abriremos la terminal y escribiremos el siguiente comando.</text:span></text:p>
      <text:p text:style-name="P10"><text:span text:style-name="T7"><text:tab/>- sudo docker-compose up –build</text:span></text:p>
      <text:p text:style-name="P8"><text:span text:style-name="T7">Luego de haber realizado todo estos pasos, debemos ir a Postman, registrarnos como usuario, hacer login en autentiarol, </text:span><text:span text:style-name="T9">luego pegaremos en Create de Roles lo siguiente<text:tab/><text:tab/><text:tab/><text:tab/> <text:s text:c="8"/>(</text:span><text:span text:style-name="T11">{</text:span></text:p>
      <text:p text:style-name="P4"><text:span text:style-name="T10">"role"</text:span>: <text:span text:style-name="T13">"Admin"</text:span>,</text:p>
      <text:p text:style-name="P4"><text:span text:style-name="T10">"institution"</text:span>: <text:span text:style-name="T13">"ACEPTA"</text:span>,</text:p>
      <text:p text:style-name="P3"><text:span text:style-name="T10">"country"</text:span>: <text:span text:style-name="T13">"CHILE"</text:span></text:p>
      <text:p text:style-name="Standard"><text:span text:style-name="T12">}</text:span><text:span text:style-name="T9">)</text:span></text:p>
      <text:p text:style-name="P10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08:09:24.296470732</meta:creation-date>
    <dc:date>2022-03-15T10:34:58.996540168</dc:date>
    <meta:editing-duration>PT4M7S</meta:editing-duration>
    <meta:editing-cycles>1</meta:editing-cycles>
    <meta:document-statistic meta:table-count="0" meta:image-count="0" meta:object-count="0" meta:page-count="1" meta:paragraph-count="21" meta:word-count="222" meta:character-count="1549" meta:non-whitespace-character-count="1316"/>
    <meta:generator>LibreOffice/6.4.7.2$Linux_X86_64 LibreOffice_project/40$Build-2</meta:generator>
  </office:meta>
</office:document-meta>
</file>